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</text:span>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.</text:p>
      <text:p text:style-name="P7"/>
      <text:p text:style-name="P7"/>
      <text:p text:style-name="P17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 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0"><text:span text:style-name="T2"/></text:p>
      <text:p text:style-name="P11"><text:span text:style-name="T2">Клавиши управления.</text:span></text:p>
      <text:p text:style-name="P11"><text:span text:style-name="T2"/></text:p>
      <text:p text:style-name="P12"><text:span text:style-name="T3">Кнопки клавиатуры+</text:span><text:span text:style-name="T1">RESET.</text:span></text:p>
      <text:p text:style-name="P12"><text:span text:style-name="T1"/></text:p>
      <text:p text:style-name="P14"><text:span text:style-name="T2">Любая буквенная клавиша (кроме нижеописанных-выводит на экран краткую помощь по кнопкам.</text:span></text:p>
      <text:p text:style-name="P14">CS-<text:span text:style-name="T2">перезапуск страницы </text:span>ROM<text:span text:style-name="T2"> </text:span>TR-DOS.</text:p>
      <text:p text:style-name="P14">SS<text:span text:style-name="T2">-перезапуск страницы </text:span>ROM<text:span text:style-name="T2"> </text:span>Basic<text:span text:style-name="T2"> 48.</text:span></text:p>
      <text:p text:style-name="P14">CS+SS<text:span text:style-name="T2">-перезапуск страницы </text:span>ROM Basic 128.</text:p>
      <text:p text:style-name="P14">D-<text:span text:style-name="T2">запуск </text:span>DEMO “GRASS” by PSB^Hallowen.</text:p>
      <text:p text:style-name="P14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4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4"><text:span text:style-name="T2">Любые 2 нажатые клавиши (кроме вышеописанных) запускают проверку нажатых клавиш.</text:span></text:p>
      <text:p text:style-name="P14"><text:span text:style-name="T2"/></text:p>
      <text:p text:style-name="P16"><text:span text:style-name="T2">Управление в основном меню.</text:span></text:p>
      <text:p text:style-name="P15"><text:span text:style-name="T2"/></text:p>
      <text:p text:style-name="P14"><text:span text:style-name="T2">Управление в осноном меню возможно с клавиатуры и мышью (если мышь подключена и определена). Курсорными клавишами осуществляется перемещение по меню. Так присутствуют горячии клавиши </text:span>(Hot Keys),<text:span text:style-name="T2"> при нажатии на которые происходит немедленный вызов соответствущей опции. </text:span></text:p>
      <text:p text:style-name="P14"><text:span text:style-name="T2"/></text:p>
      <text:p text:style-name="P13">Горячии клавиши главного меню:</text:p>
      <text:p text:style-name="P14">G-<text:span text:style-name="T2">вызов загрузчика с </text:span>TR-DOS <text:span text:style-name="T2">дискеты;</text:span></text:p>
      <text:p text:style-name="P14">F<text:span text:style-name="T2">-вызов загрузчика с </text:span>FAT <text:span text:style-name="T2">устройства;</text:span></text:p>
      <text:p text:style-name="P14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4"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4">S<text:span text:style-name="T2">-сброс в </text:span>TR-DOS<text:span text:style-name="T2">;</text:span></text:p>
      <text:p text:style-name="P14">I<text:span text:style-name="T2">-сброс в </text:span>Basic <text:span text:style-name="T2">48;</text:span></text:p>
      <text:p text:style-name="P14">U<text:span text:style-name="T2">-сброс в </text:span>Basic <text:span text:style-name="T2">128;</text:span></text:p>
      <text:p text:style-name="P14"><text:soft-page-break/>K<text:span text:style-name="T2">-переход в меню </text:span>Kills;</text:p>
      <text:p text:style-name="P13">цифровые клавиши 1-4 выбирают соответствуюший дисковод <text:span text:style-name="T1">A-D;</text:span></text:p>
      <text:p text:style-name="P13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9-включение/выключение отображения времени, даты и дня недели. Если часы не обнаружены вместо времени отображается надпись «<text:span text:style-name="T1">NO CMOS</text:span>»<text:span text:style-name="T1">. </text:span>При выключенных часах отображается надпись «<text:span text:style-name="T1">OFF CMOS</text:span>»<text:span text:style-name="T1">.</text:span></text:p>
      <text:p text:style-name="P13"/>
      <text:p text:style-name="P13">Горячии клавиши меню <text:span text:style-name="T1">«Kills»:</text:span></text:p>
      <text:p text:style-name="P13"><text:span text:style-name="T1">P</text:span>-очистка страниц 128 памяти;</text:p>
      <text:p text:style-name="P13"><text:span text:style-name="T1">G</text:span>-очистка всех страниц памяти;</text:p>
      <text:p text:style-name="P13"><text:span text:style-name="T1">S</text:span>-создание <text:span text:style-name="T1">RAM </text:span>диска на 512 килобайт;</text:p>
      <text:p text:style-name="P13"><text:span text:style-name="T1">K</text:span>-создание <text:span text:style-name="T1">RAM </text:span>диска на 640 килобайт;</text:p>
      <text:p text:style-name="P13"><text:span text:style-name="T1">D</text:span>-создание <text:span text:style-name="T1">RAM </text:span>диска на 768 килобайт;</text:p>
      <text:p text:style-name="P13"><text:span text:style-name="T1">I</text:span>-создание <text:span text:style-name="T1">RAM </text:span>диска на 896 килобайт;</text:p>
      <text:p text:style-name="P13"><text:span text:style-name="T1">Y</text:span>-копирование <text:span text:style-name="T1">TR-DOS </text:span>дискет с форматирование диска-приемника.</text:p>
      <text:p text:style-name="P13"/>
      <text:p text:style-name="P13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венно над главным меню), запускать файлы найденные на дискетах <text:span text:style-name="T1">TR-DOS </text:span>или на <text:span text:style-name="T1">FAT </text:span>устройства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2-22T00:50:34.67</dc:date>
    <meta:editing-duration>PT01H14M38S</meta:editing-duration>
    <meta:editing-cycles>9</meta:editing-cycles>
    <meta:generator>OpenOffice.org/3.2$Win32 OpenOffice.org_project/320m12$Build-9483</meta:generator>
    <meta:document-statistic meta:table-count="0" meta:image-count="0" meta:object-count="0" meta:page-count="2" meta:paragraph-count="48" meta:word-count="429" meta:character-count="3317"/>
  </office:meta>
</office:document-meta>
</file>